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officeooo:rsid="001a3fe0" officeooo:paragraph-rsid="001a3fe0"/>
    </style:style>
    <style:style style:name="P2" style:family="paragraph" style:parent-style-name="Standard">
      <style:paragraph-properties fo:text-align="start" style:justify-single-word="false"/>
      <style:text-properties officeooo:rsid="001a3fe0" officeooo:paragraph-rsid="001a3fe0"/>
    </style:style>
    <style:style style:name="P3" style:family="paragraph" style:parent-style-name="Standard">
      <style:paragraph-properties fo:text-align="start" style:justify-single-word="false"/>
      <style:text-properties fo:font-weight="bold" officeooo:rsid="001a3fe0" officeooo:paragraph-rsid="001a3fe0" style:font-weight-asian="bold" style:font-weight-complex="bold"/>
    </style:style>
    <style:style style:name="P4" style:family="paragraph" style:parent-style-name="Standard">
      <style:paragraph-properties fo:text-align="start" style:justify-single-word="false"/>
      <style:text-properties fo:font-weight="bold" officeooo:rsid="001cc907" officeooo:paragraph-rsid="001cc907" style:font-weight-asian="bold" style:font-weight-complex="bold"/>
    </style:style>
    <style:style style:name="P5" style:family="paragraph" style:parent-style-name="Standard">
      <style:paragraph-properties fo:text-align="start" style:justify-single-word="false"/>
      <style:text-properties fo:font-style="italic" fo:font-weight="bold" officeooo:rsid="0020ff6e" officeooo:paragraph-rsid="0020ff6e"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fo:font-style="italic" fo:font-weight="bold" officeooo:rsid="00276255" officeooo:paragraph-rsid="00276255"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fo:font-style="italic" fo:font-weight="bold" officeooo:rsid="00276255" officeooo:paragraph-rsid="0028448e"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tyle="italic" fo:font-weight="bold" officeooo:rsid="00276255" officeooo:paragraph-rsid="002b6c08" style:font-style-asian="italic" style:font-weight-asian="bold" style:font-style-complex="italic" style:font-weight-complex="bold"/>
    </style:style>
    <style:style style:name="P9" style:family="paragraph" style:parent-style-name="Standard">
      <style:paragraph-properties fo:text-align="start" style:justify-single-word="false"/>
      <style:text-properties fo:font-style="italic" fo:font-weight="bold" officeooo:rsid="0030cea1" officeooo:paragraph-rsid="0030cea1"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fo:font-style="italic" fo:font-weight="bold" officeooo:rsid="0030cea1" officeooo:paragraph-rsid="0039cf0e"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fo:font-style="italic" fo:font-weight="bold" officeooo:rsid="0030cea1" officeooo:paragraph-rsid="003af538" style:font-style-asian="italic" style:font-weight-asian="bold" style:font-style-complex="italic" style:font-weight-complex="bold"/>
    </style:style>
    <style:style style:name="P12" style:family="paragraph" style:parent-style-name="Standard">
      <style:paragraph-properties fo:text-align="start" style:justify-single-word="false"/>
      <style:text-properties fo:font-style="normal" fo:font-weight="bold" officeooo:rsid="0020ff6e" officeooo:paragraph-rsid="0020ff6e" style:font-style-asian="normal" style:font-weight-asian="bold" style:font-style-complex="normal" style:font-weight-complex="bold"/>
    </style:style>
    <style:style style:name="P13" style:family="paragraph" style:parent-style-name="Standard" style:list-style-name="L1">
      <style:paragraph-properties fo:text-align="start" style:justify-single-word="false"/>
      <style:text-properties fo:font-weight="normal" officeooo:rsid="001a3fe0" officeooo:paragraph-rsid="001a3fe0" style:font-weight-asian="normal" style:font-weight-complex="normal"/>
    </style:style>
    <style:style style:name="P14" style:family="paragraph" style:parent-style-name="Standard">
      <style:paragraph-properties fo:text-align="start" style:justify-single-word="false"/>
      <style:text-properties fo:font-weight="normal" officeooo:rsid="001a3fe0" officeooo:paragraph-rsid="001a3fe0" style:font-weight-asian="normal" style:font-weight-complex="normal"/>
    </style:style>
    <style:style style:name="P15" style:family="paragraph" style:parent-style-name="Standard">
      <style:paragraph-properties fo:text-align="start" style:justify-single-word="false"/>
      <style:text-properties fo:font-weight="normal" officeooo:rsid="001eb524" officeooo:paragraph-rsid="001cc907" style:font-weight-asian="normal" style:font-weight-complex="normal"/>
    </style:style>
    <style:style style:name="P16" style:family="paragraph" style:parent-style-name="Standard">
      <style:paragraph-properties fo:text-align="start" style:justify-single-word="false"/>
      <style:text-properties fo:font-style="normal" fo:font-weight="normal" officeooo:rsid="001eb524" officeooo:paragraph-rsid="001cc907"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fo:font-weight="normal" officeooo:rsid="001ef341" officeooo:paragraph-rsid="001cc907"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normal" officeooo:rsid="001f205a" officeooo:paragraph-rsid="001cc907"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fo:font-weight="normal" officeooo:rsid="00200ed7" officeooo:paragraph-rsid="001cc907"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fo:font-weight="normal" officeooo:rsid="0020ff6e" officeooo:paragraph-rsid="001cc907"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2112ad" officeooo:paragraph-rsid="0020ff6e"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225148" officeooo:paragraph-rsid="0020ff6e"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232150" officeooo:paragraph-rsid="0020ff6e"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24b006" officeooo:paragraph-rsid="0020ff6e"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24cf1c" officeooo:paragraph-rsid="0020ff6e"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25b9cd" officeooo:paragraph-rsid="0020ff6e"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282aa2" officeooo:paragraph-rsid="00276255"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2b6c08" officeooo:paragraph-rsid="00276255"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2d53f4" officeooo:paragraph-rsid="00276255"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308c52" officeooo:paragraph-rsid="00276255"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30cea1" officeooo:paragraph-rsid="0030cea1"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31d327" officeooo:paragraph-rsid="0030cea1"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332598" officeooo:paragraph-rsid="0030cea1"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rsid="00334a05" officeooo:paragraph-rsid="0030cea1"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fo:font-weight="normal" officeooo:rsid="00351371" officeooo:paragraph-rsid="0030cea1"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0376201" officeooo:paragraph-rsid="0030cea1"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fo:font-weight="normal" officeooo:rsid="0037f29f" officeooo:paragraph-rsid="0030cea1"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fo:font-weight="normal" officeooo:rsid="0039cf0e" officeooo:paragraph-rsid="0030cea1"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39cf0e" officeooo:paragraph-rsid="0039cf0e"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normal" officeooo:rsid="003af538" officeooo:paragraph-rsid="0039cf0e"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03af538" officeooo:paragraph-rsid="003af538"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bold" officeooo:rsid="00276255" officeooo:paragraph-rsid="00276255" style:font-style-asian="normal" style:font-weight-asian="bold" style:font-style-complex="normal" style:font-weight-complex="bold"/>
    </style:style>
    <style:style style:name="P43" style:family="paragraph" style:parent-style-name="Standard">
      <style:paragraph-properties fo:text-align="start" style:justify-single-word="false"/>
      <style:text-properties fo:font-style="normal" fo:font-weight="bold" officeooo:rsid="0030cea1" officeooo:paragraph-rsid="0030cea1" style:font-style-asian="normal" style:font-weight-asian="bold" style:font-style-complex="normal" style:font-weight-complex="bold"/>
    </style:style>
    <style:style style:name="P44" style:family="paragraph" style:parent-style-name="Standard">
      <style:paragraph-properties fo:text-align="start" style:justify-single-word="false"/>
      <style:text-properties fo:font-style="italic" fo:font-weight="normal" officeooo:rsid="001ef341" officeooo:paragraph-rsid="001cc907" style:font-style-asian="italic" style:font-weight-asian="normal" style:font-style-complex="italic" style:font-weight-complex="normal"/>
    </style:style>
    <style:style style:name="P45" style:family="paragraph" style:parent-style-name="Standard">
      <style:paragraph-properties fo:text-align="start" style:justify-single-word="false"/>
      <style:text-properties fo:font-style="italic" fo:font-weight="normal" officeooo:rsid="001f205a" officeooo:paragraph-rsid="001cc907" style:font-style-asian="italic" style:font-weight-asian="normal" style:font-style-complex="italic" style:font-weight-complex="normal"/>
    </style:style>
    <style:style style:name="P46" style:family="paragraph" style:parent-style-name="Standard">
      <style:paragraph-properties fo:text-align="start" style:justify-single-word="false"/>
      <style:text-properties fo:font-style="italic" fo:font-weight="normal" officeooo:rsid="0020ff6e" officeooo:paragraph-rsid="001cc907" style:font-style-asian="italic" style:font-weight-asian="normal" style:font-style-complex="italic" style:font-weight-complex="normal"/>
    </style:style>
    <style:style style:name="P47" style:family="paragraph" style:parent-style-name="Standard">
      <style:paragraph-properties fo:text-align="start" style:justify-single-word="false"/>
      <style:text-properties fo:font-style="italic" fo:font-weight="normal" officeooo:rsid="002112ad" officeooo:paragraph-rsid="0020ff6e" style:font-style-asian="italic" style:font-weight-asian="normal" style:font-style-complex="italic" style:font-weight-complex="normal"/>
    </style:style>
    <style:style style:name="P48" style:family="paragraph" style:parent-style-name="Standard">
      <style:paragraph-properties fo:text-align="start" style:justify-single-word="false"/>
      <style:text-properties fo:font-style="italic" fo:font-weight="normal" officeooo:rsid="00225148" officeooo:paragraph-rsid="0020ff6e" style:font-style-asian="italic" style:font-weight-asian="normal" style:font-style-complex="italic" style:font-weight-complex="normal"/>
    </style:style>
    <style:style style:name="P49" style:family="paragraph" style:parent-style-name="Standard">
      <style:paragraph-properties fo:text-align="start" style:justify-single-word="false"/>
      <style:text-properties fo:font-style="italic" fo:font-weight="normal" officeooo:rsid="0024b006" officeooo:paragraph-rsid="0020ff6e" style:font-style-asian="italic" style:font-weight-asian="normal" style:font-style-complex="italic" style:font-weight-complex="normal"/>
    </style:style>
    <style:style style:name="P50" style:family="paragraph" style:parent-style-name="Standard">
      <style:paragraph-properties fo:text-align="start" style:justify-single-word="false"/>
      <style:text-properties fo:font-style="italic" fo:font-weight="normal" officeooo:rsid="00282aa2" officeooo:paragraph-rsid="0028448e" style:font-style-asian="italic" style:font-weight-asian="normal" style:font-style-complex="italic" style:font-weight-complex="normal"/>
    </style:style>
    <style:style style:name="P51" style:family="paragraph" style:parent-style-name="Standard">
      <style:paragraph-properties fo:text-align="start" style:justify-single-word="false"/>
      <style:text-properties fo:font-style="italic" fo:font-weight="normal" officeooo:rsid="00282aa2" officeooo:paragraph-rsid="00276255" style:font-style-asian="italic" style:font-weight-asian="normal" style:font-style-complex="italic" style:font-weight-complex="normal"/>
    </style:style>
    <style:style style:name="P52" style:family="paragraph" style:parent-style-name="Standard">
      <style:paragraph-properties fo:text-align="start" style:justify-single-word="false"/>
      <style:text-properties fo:font-style="italic" fo:font-weight="normal" officeooo:rsid="00282aa2" officeooo:paragraph-rsid="002b6c08" style:font-style-asian="italic" style:font-weight-asian="normal" style:font-style-complex="italic" style:font-weight-complex="normal"/>
    </style:style>
    <style:style style:name="P53" style:family="paragraph" style:parent-style-name="Standard">
      <style:paragraph-properties fo:text-align="start" style:justify-single-word="false"/>
      <style:text-properties fo:font-style="italic" fo:font-weight="normal" officeooo:rsid="0031d327" officeooo:paragraph-rsid="0030cea1" style:font-style-asian="italic" style:font-weight-asian="normal" style:font-style-complex="italic" style:font-weight-complex="normal"/>
    </style:style>
    <style:style style:name="P54" style:family="paragraph" style:parent-style-name="Standard">
      <style:paragraph-properties fo:text-align="start" style:justify-single-word="false"/>
      <style:text-properties fo:font-style="italic" fo:font-weight="normal" officeooo:rsid="00334a05" officeooo:paragraph-rsid="0030cea1" style:font-style-asian="italic" style:font-weight-asian="normal" style:font-style-complex="italic" style:font-weight-complex="normal"/>
    </style:style>
    <style:style style:name="P55" style:family="paragraph" style:parent-style-name="Standard">
      <style:paragraph-properties fo:text-align="start" style:justify-single-word="false"/>
      <style:text-properties fo:font-style="italic" fo:font-weight="normal" officeooo:rsid="00351371" officeooo:paragraph-rsid="0030cea1" style:font-style-asian="italic" style:font-weight-asian="normal" style:font-style-complex="italic" style:font-weight-complex="normal"/>
    </style:style>
    <style:style style:name="P56" style:family="paragraph" style:parent-style-name="Standard">
      <style:paragraph-properties fo:text-align="start" style:justify-single-word="false"/>
      <style:text-properties fo:font-style="italic" fo:font-weight="normal" officeooo:rsid="00376201" officeooo:paragraph-rsid="0030cea1" style:font-style-asian="italic" style:font-weight-asian="normal" style:font-style-complex="italic" style:font-weight-complex="normal"/>
    </style:style>
    <style:style style:name="P57" style:family="paragraph" style:parent-style-name="Standard">
      <style:paragraph-properties fo:text-align="start" style:justify-single-word="false"/>
      <style:text-properties fo:font-style="italic" fo:font-weight="normal" officeooo:rsid="0039cf0e" officeooo:paragraph-rsid="0030cea1" style:font-style-asian="italic" style:font-weight-asian="normal" style:font-style-complex="italic" style:font-weight-complex="normal"/>
    </style:style>
    <style:style style:name="P58" style:family="paragraph" style:parent-style-name="Standard">
      <style:paragraph-properties fo:text-align="start" style:justify-single-word="false"/>
      <style:text-properties fo:font-style="italic" fo:font-weight="normal" officeooo:rsid="0039cf0e" officeooo:paragraph-rsid="0039cf0e" style:font-style-asian="italic" style:font-weight-asian="normal" style:font-style-complex="italic" style:font-weight-complex="normal"/>
    </style:style>
    <style:style style:name="P59" style:family="paragraph" style:parent-style-name="Standard">
      <style:paragraph-properties fo:text-align="start" style:justify-single-word="false"/>
      <style:text-properties fo:font-style="italic" fo:font-weight="normal" officeooo:rsid="0039cf0e" officeooo:paragraph-rsid="003af538" style:font-style-asian="italic" style:font-weight-asian="normal" style:font-style-complex="italic" style:font-weight-complex="normal"/>
    </style:style>
    <style:style style:name="P60" style:family="paragraph" style:parent-style-name="Standard">
      <style:paragraph-properties fo:text-align="start" style:justify-single-word="false"/>
      <style:text-properties fo:font-style="italic" fo:font-weight="normal" officeooo:rsid="003af538" officeooo:paragraph-rsid="003af538" style:font-style-asian="italic" style:font-weight-asian="normal" style:font-style-complex="italic" style:font-weight-complex="normal"/>
    </style:style>
    <style:style style:name="P61" style:family="paragraph" style:parent-style-name="Standard">
      <style:paragraph-properties fo:text-align="start" style:justify-single-word="false"/>
      <style:text-properties fo:font-style="italic" fo:font-weight="bold" officeooo:rsid="0030cea1" officeooo:paragraph-rsid="003af538" style:font-style-asian="italic" style:font-weight-asian="bold" style:font-style-complex="italic" style:font-weight-complex="bold"/>
    </style:style>
    <style:style style:name="P62" style:family="paragraph" style:parent-style-name="Standard">
      <style:paragraph-properties fo:text-align="start" style:justify-single-word="false"/>
      <style:text-properties fo:font-style="italic" fo:font-weight="bold" officeooo:rsid="004043ca" officeooo:paragraph-rsid="004043ca" style:font-style-asian="italic" style:font-weight-asian="bold" style:font-style-complex="italic" style:font-weight-complex="bold"/>
    </style:style>
    <style:style style:name="P63" style:family="paragraph" style:parent-style-name="Standard">
      <style:paragraph-properties fo:text-align="start" style:justify-single-word="false"/>
      <style:text-properties fo:font-style="italic" fo:font-weight="bold" officeooo:rsid="00470415" officeooo:paragraph-rsid="00470415" style:font-style-asian="italic" style:font-weight-asian="bold" style:font-style-complex="italic" style:font-weight-complex="bold"/>
    </style:style>
    <style:style style:name="P64" style:family="paragraph" style:parent-style-name="Standard">
      <style:paragraph-properties fo:text-align="start" style:justify-single-word="false"/>
      <style:text-properties fo:font-style="italic" fo:font-weight="bold" officeooo:rsid="004a0874" officeooo:paragraph-rsid="004a0874" style:font-style-asian="italic" style:font-weight-asian="bold" style:font-style-complex="italic" style:font-weight-complex="bold"/>
    </style:style>
    <style:style style:name="P65" style:family="paragraph" style:parent-style-name="Standard">
      <style:paragraph-properties fo:text-align="start" style:justify-single-word="false"/>
      <style:text-properties fo:font-style="italic" fo:font-weight="bold" officeooo:rsid="00531eba" officeooo:paragraph-rsid="00531eba" style:font-style-asian="italic" style:font-weight-asian="bold" style:font-style-complex="italic" style:font-weight-complex="bold"/>
    </style:style>
    <style:style style:name="P66" style:family="paragraph" style:parent-style-name="Standard">
      <style:paragraph-properties fo:text-align="start" style:justify-single-word="false"/>
      <style:text-properties fo:font-style="italic" fo:font-weight="bold" officeooo:rsid="005c3eda" officeooo:paragraph-rsid="005c3eda" style:font-style-asian="italic" style:font-weight-asian="bold" style:font-style-complex="italic" style:font-weight-complex="bold"/>
    </style:style>
    <style:style style:name="P67" style:family="paragraph" style:parent-style-name="Standard">
      <style:paragraph-properties fo:text-align="start" style:justify-single-word="false"/>
      <style:text-properties fo:font-style="italic" fo:font-weight="bold" officeooo:rsid="005c3eda" officeooo:paragraph-rsid="005fed3f" style:font-style-asian="italic" style:font-weight-asian="bold" style:font-style-complex="italic" style:font-weight-complex="bold"/>
    </style:style>
    <style:style style:name="P68" style:family="paragraph" style:parent-style-name="Standard">
      <style:paragraph-properties fo:text-align="start" style:justify-single-word="false"/>
      <style:text-properties fo:font-style="italic" fo:font-weight="bold" officeooo:rsid="005c3eda" officeooo:paragraph-rsid="0060260a" style:font-style-asian="italic" style:font-weight-asian="bold" style:font-style-complex="italic" style:font-weight-complex="bold"/>
    </style:style>
    <style:style style:name="P69" style:family="paragraph" style:parent-style-name="Standard">
      <style:paragraph-properties fo:text-align="start" style:justify-single-word="false"/>
      <style:text-properties fo:font-style="italic" fo:font-weight="bold" officeooo:rsid="006310bb" officeooo:paragraph-rsid="006310bb"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1eb524" style:font-weight-asian="normal" style:font-weight-complex="normal"/>
    </style:style>
    <style:style style:name="T3" style:family="text">
      <style:text-properties fo:font-weight="normal" officeooo:rsid="002112ad" style:font-weight-asian="normal" style:font-weight-complex="normal"/>
    </style:style>
    <style:style style:name="T4" style:family="text">
      <style:text-properties fo:font-weight="normal" officeooo:rsid="00225148" style:font-weight-asian="normal" style:font-weight-complex="normal"/>
    </style:style>
    <style:style style:name="T5" style:family="text">
      <style:text-properties fo:font-weight="normal" officeooo:rsid="0024b006" style:font-weight-asian="normal" style:font-weight-complex="normal"/>
    </style:style>
    <style:style style:name="T6" style:family="text">
      <style:text-properties fo:font-weight="normal" officeooo:rsid="00282aa2" style:font-weight-asian="normal" style:font-weight-complex="normal"/>
    </style:style>
    <style:style style:name="T7" style:family="text">
      <style:text-properties fo:font-weight="normal" officeooo:rsid="002b6c08" style:font-weight-asian="normal" style:font-weight-complex="normal"/>
    </style:style>
    <style:style style:name="T8" style:family="text">
      <style:text-properties fo:font-weight="normal" officeooo:rsid="0028448e" style:font-weight-asian="normal" style:font-weight-complex="normal"/>
    </style:style>
    <style:style style:name="T9" style:family="text">
      <style:text-properties fo:font-weight="normal" officeooo:rsid="002991e6" style:font-weight-asian="normal" style:font-weight-complex="normal"/>
    </style:style>
    <style:style style:name="T10" style:family="text">
      <style:text-properties fo:font-weight="normal" officeooo:rsid="0031d327" style:font-weight-asian="normal" style:font-weight-complex="normal"/>
    </style:style>
    <style:style style:name="T11" style:family="text">
      <style:text-properties fo:font-weight="normal" officeooo:rsid="00334a05" style:font-weight-asian="normal" style:font-weight-complex="normal"/>
    </style:style>
    <style:style style:name="T12" style:family="text">
      <style:text-properties fo:font-weight="normal" officeooo:rsid="00351371" style:font-weight-asian="normal" style:font-weight-complex="normal"/>
    </style:style>
    <style:style style:name="T13" style:family="text">
      <style:text-properties fo:font-weight="normal" officeooo:rsid="0035b251" style:font-weight-asian="normal" style:font-weight-complex="normal"/>
    </style:style>
    <style:style style:name="T14" style:family="text">
      <style:text-properties fo:font-weight="normal" officeooo:rsid="00376201" style:font-weight-asian="normal" style:font-weight-complex="normal"/>
    </style:style>
    <style:style style:name="T15" style:family="text">
      <style:text-properties fo:font-weight="normal" officeooo:rsid="0039cf0e" style:font-weight-asian="normal" style:font-weight-complex="normal"/>
    </style:style>
    <style:style style:name="T16" style:family="text">
      <style:text-properties fo:font-weight="normal" officeooo:rsid="003af538" style:font-weight-asian="normal" style:font-weight-complex="normal"/>
    </style:style>
    <style:style style:name="T17" style:family="text">
      <style:text-properties fo:font-weight="normal" officeooo:rsid="00433310" style:font-weight-asian="normal" style:font-weight-complex="normal"/>
    </style:style>
    <style:style style:name="T18" style:family="text">
      <style:text-properties fo:font-weight="normal" officeooo:rsid="0045e25c" style:font-weight-asian="normal" style:font-weight-complex="normal"/>
    </style:style>
    <style:style style:name="T19" style:family="text">
      <style:text-properties fo:font-weight="normal" officeooo:rsid="004903a9" style:font-weight-asian="normal" style:font-weight-complex="normal"/>
    </style:style>
    <style:style style:name="T20" style:family="text">
      <style:text-properties fo:font-weight="normal" officeooo:rsid="004caaff" style:font-weight-asian="normal" style:font-weight-complex="normal"/>
    </style:style>
    <style:style style:name="T21" style:family="text">
      <style:text-properties fo:font-weight="normal" officeooo:rsid="004ccb73" style:font-weight-asian="normal" style:font-weight-complex="normal"/>
    </style:style>
    <style:style style:name="T22" style:family="text">
      <style:text-properties fo:font-weight="normal" officeooo:rsid="00515510" style:font-weight-asian="normal" style:font-weight-complex="normal"/>
    </style:style>
    <style:style style:name="T23" style:family="text">
      <style:text-properties fo:font-weight="normal" officeooo:rsid="0058e5aa" style:font-weight-asian="normal" style:font-weight-complex="normal"/>
    </style:style>
    <style:style style:name="T24" style:family="text">
      <style:text-properties fo:font-weight="normal" officeooo:rsid="005adefe" style:font-weight-asian="normal" style:font-weight-complex="normal"/>
    </style:style>
    <style:style style:name="T25" style:family="text">
      <style:text-properties fo:font-weight="normal" officeooo:rsid="005c4448" style:font-weight-asian="normal" style:font-weight-complex="normal"/>
    </style:style>
    <style:style style:name="T26" style:family="text">
      <style:text-properties fo:font-weight="normal" officeooo:rsid="005fed3f" style:font-weight-asian="normal" style:font-weight-complex="normal"/>
    </style:style>
    <style:style style:name="T27" style:family="text">
      <style:text-properties fo:font-weight="normal" officeooo:rsid="0060260a" style:font-weight-asian="normal" style:font-weight-complex="normal"/>
    </style:style>
    <style:style style:name="T28" style:family="text">
      <style:text-properties fo:font-weight="normal" officeooo:rsid="006515cf" style:font-weight-asian="normal" style:font-weight-complex="normal"/>
    </style:style>
    <style:style style:name="T29" style:family="text">
      <style:text-properties fo:font-weight="normal" officeooo:rsid="00676038" style:font-weight-asian="normal" style:font-weight-complex="normal"/>
    </style:style>
    <style:style style:name="T30" style:family="text">
      <style:text-properties fo:font-weight="normal" officeooo:rsid="0069a785" style:font-weight-asian="normal" style:font-weight-complex="normal"/>
    </style:style>
    <style:style style:name="T31" style:family="text">
      <style:text-properties fo:font-weight="normal" officeooo:rsid="006b7a94" style:font-weight-asian="normal" style:font-weight-complex="normal"/>
    </style:style>
    <style:style style:name="T32" style:family="text">
      <style:text-properties fo:font-weight="normal" officeooo:rsid="006bc555" style:font-weight-asian="normal" style:font-weight-complex="normal"/>
    </style:style>
    <style:style style:name="T33" style:family="text">
      <style:text-properties fo:font-weight="normal" officeooo:rsid="006d22c1" style:font-weight-asian="normal" style:font-weight-complex="normal"/>
    </style:style>
    <style:style style:name="T34" style:family="text">
      <style:text-properties fo:font-style="italic" fo:font-weight="normal" officeooo:rsid="001eb524" style:font-style-asian="italic" style:font-weight-asian="normal" style:font-style-complex="italic" style:font-weight-complex="normal"/>
    </style:style>
    <style:style style:name="T35" style:family="text">
      <style:text-properties fo:font-style="italic" fo:font-weight="normal" officeooo:rsid="001ef341" style:font-style-asian="italic" style:font-weight-asian="normal" style:font-style-complex="italic" style:font-weight-complex="normal"/>
    </style:style>
    <style:style style:name="T36" style:family="text">
      <style:text-properties fo:font-style="italic" fo:font-weight="normal" officeooo:rsid="001f205a" style:font-style-asian="italic" style:font-weight-asian="normal" style:font-style-complex="italic" style:font-weight-complex="normal"/>
    </style:style>
    <style:style style:name="T37" style:family="text">
      <style:text-properties fo:font-style="italic" fo:font-weight="normal" officeooo:rsid="002112ad" style:font-style-asian="italic" style:font-weight-asian="normal" style:font-style-complex="italic" style:font-weight-complex="normal"/>
    </style:style>
    <style:style style:name="T38" style:family="text">
      <style:text-properties fo:font-style="normal" style:font-style-asian="normal" style:font-style-complex="normal"/>
    </style:style>
    <style:style style:name="T39" style:family="text">
      <style:text-properties fo:font-style="normal" officeooo:rsid="0025b9cd" style:font-style-asian="normal" style:font-style-complex="normal"/>
    </style:style>
    <style:style style:name="T40" style:family="text">
      <style:text-properties fo:font-style="normal" officeooo:rsid="00308c52" style:font-style-asian="normal" style:font-style-complex="normal"/>
    </style:style>
    <style:style style:name="T41" style:family="text">
      <style:text-properties fo:font-style="normal" officeooo:rsid="003ed7c4" style:font-style-asian="normal" style:font-style-complex="normal"/>
    </style:style>
    <style:style style:name="T42" style:family="text">
      <style:text-properties fo:font-style="normal" officeooo:rsid="0046844c" style:font-style-asian="normal" style:font-style-complex="normal"/>
    </style:style>
    <style:style style:name="T43" style:family="text">
      <style:text-properties fo:font-style="normal" officeooo:rsid="0049c763" style:font-style-asian="normal" style:font-style-complex="normal"/>
    </style:style>
    <style:style style:name="T44" style:family="text">
      <style:text-properties fo:font-style="normal" officeooo:rsid="00524d10" style:font-style-asian="normal" style:font-style-complex="normal"/>
    </style:style>
    <style:style style:name="T45" style:family="text">
      <style:text-properties fo:font-style="normal" officeooo:rsid="005bd30e" style:font-style-asian="normal" style:font-style-complex="normal"/>
    </style:style>
    <style:style style:name="T46" style:family="text">
      <style:text-properties fo:font-style="normal" officeooo:rsid="00620a24"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1eb524" style:font-style-asian="normal" style:font-weight-asian="normal" style:font-style-complex="normal" style:font-weight-complex="normal"/>
    </style:style>
    <style:style style:name="T49" style:family="text">
      <style:text-properties fo:font-style="normal" fo:font-weight="normal" officeooo:rsid="001ef341" style:font-style-asian="normal" style:font-weight-asian="normal" style:font-style-complex="normal" style:font-weight-complex="normal"/>
    </style:style>
    <style:style style:name="T50" style:family="text">
      <style:text-properties fo:font-style="normal" fo:font-weight="normal" officeooo:rsid="001f205a" style:font-style-asian="normal" style:font-weight-asian="normal" style:font-style-complex="normal" style:font-weight-complex="normal"/>
    </style:style>
    <style:style style:name="T51" style:family="text">
      <style:text-properties fo:font-style="normal" fo:font-weight="normal" officeooo:rsid="00200ed7" style:font-style-asian="normal" style:font-weight-asian="normal" style:font-style-complex="normal" style:font-weight-complex="normal"/>
    </style:style>
    <style:style style:name="T52" style:family="text">
      <style:text-properties fo:font-style="normal" fo:font-weight="normal" officeooo:rsid="0020ff6e" style:font-style-asian="normal" style:font-weight-asian="normal" style:font-style-complex="normal" style:font-weight-complex="normal"/>
    </style:style>
    <style:style style:name="T53" style:family="text">
      <style:text-properties fo:font-style="normal" fo:font-weight="normal" officeooo:rsid="00232150" style:font-style-asian="normal" style:font-weight-asian="normal" style:font-style-complex="normal" style:font-weight-complex="normal"/>
    </style:style>
    <style:style style:name="T54" style:family="text">
      <style:text-properties fo:font-style="normal" fo:font-weight="normal" officeooo:rsid="0024b006" style:font-style-asian="normal" style:font-weight-asian="normal" style:font-style-complex="normal" style:font-weight-complex="normal"/>
    </style:style>
    <style:style style:name="T55" style:family="text">
      <style:text-properties fo:font-style="normal" fo:font-weight="normal" officeooo:rsid="0024cf1c" style:font-style-asian="normal" style:font-weight-asian="normal" style:font-style-complex="normal" style:font-weight-complex="normal"/>
    </style:style>
    <style:style style:name="T56" style:family="text">
      <style:text-properties fo:font-style="normal" fo:font-weight="normal" officeooo:rsid="0025b9cd" style:font-style-asian="normal" style:font-weight-asian="normal" style:font-style-complex="normal" style:font-weight-complex="normal"/>
    </style:style>
    <style:style style:name="T57" style:family="text">
      <style:text-properties fo:font-style="normal" fo:font-weight="normal" officeooo:rsid="00282aa2" style:font-style-asian="normal" style:font-weight-asian="normal" style:font-style-complex="normal" style:font-weight-complex="normal"/>
    </style:style>
    <style:style style:name="T58" style:family="text">
      <style:text-properties fo:font-style="normal" fo:font-weight="normal" officeooo:rsid="002b6c08" style:font-style-asian="normal" style:font-weight-asian="normal" style:font-style-complex="normal" style:font-weight-complex="normal"/>
    </style:style>
    <style:style style:name="T59" style:family="text">
      <style:text-properties fo:font-style="normal" fo:font-weight="normal" officeooo:rsid="002d53f4" style:font-style-asian="normal" style:font-weight-asian="normal" style:font-style-complex="normal" style:font-weight-complex="normal"/>
    </style:style>
    <style:style style:name="T60" style:family="text">
      <style:text-properties fo:font-style="normal" fo:font-weight="normal" officeooo:rsid="00308c52" style:font-style-asian="normal" style:font-weight-asian="normal" style:font-style-complex="normal" style:font-weight-complex="normal"/>
    </style:style>
    <style:style style:name="T61" style:family="text">
      <style:text-properties fo:font-style="normal" fo:font-weight="normal" officeooo:rsid="0031d327" style:font-style-asian="normal" style:font-weight-asian="normal" style:font-style-complex="normal" style:font-weight-complex="normal"/>
    </style:style>
    <style:style style:name="T62" style:family="text">
      <style:text-properties fo:font-style="normal" fo:font-weight="normal" officeooo:rsid="00332598" style:font-style-asian="normal" style:font-weight-asian="normal" style:font-style-complex="normal" style:font-weight-complex="normal"/>
    </style:style>
    <style:style style:name="T63" style:family="text">
      <style:text-properties fo:font-style="normal" fo:font-weight="normal" officeooo:rsid="00334a05" style:font-style-asian="normal" style:font-weight-asian="normal" style:font-style-complex="normal" style:font-weight-complex="normal"/>
    </style:style>
    <style:style style:name="T64" style:family="text">
      <style:text-properties fo:font-style="normal" fo:font-weight="normal" officeooo:rsid="00351371" style:font-style-asian="normal" style:font-weight-asian="normal" style:font-style-complex="normal" style:font-weight-complex="normal"/>
    </style:style>
    <style:style style:name="T65" style:family="text">
      <style:text-properties fo:font-style="normal" fo:font-weight="normal" officeooo:rsid="0035b251" style:font-style-asian="normal" style:font-weight-asian="normal" style:font-style-complex="normal" style:font-weight-complex="normal"/>
    </style:style>
    <style:style style:name="T66" style:family="text">
      <style:text-properties fo:font-style="normal" fo:font-weight="normal" officeooo:rsid="00376201" style:font-style-asian="normal" style:font-weight-asian="normal" style:font-style-complex="normal" style:font-weight-complex="normal"/>
    </style:style>
    <style:style style:name="T67" style:family="text">
      <style:text-properties fo:font-style="normal" fo:font-weight="normal" officeooo:rsid="0037f29f" style:font-style-asian="normal" style:font-weight-asian="normal" style:font-style-complex="normal" style:font-weight-complex="normal"/>
    </style:style>
    <style:style style:name="T68" style:family="text">
      <style:text-properties fo:font-style="normal" fo:font-weight="normal" officeooo:rsid="0039cf0e" style:font-style-asian="normal" style:font-weight-asian="normal" style:font-style-complex="normal" style:font-weight-complex="normal"/>
    </style:style>
    <style:style style:name="T69" style:family="text">
      <style:text-properties fo:font-style="normal" fo:font-weight="normal" officeooo:rsid="003af538" style:font-style-asian="normal" style:font-weight-asian="normal" style:font-style-complex="normal" style:font-weight-complex="normal"/>
    </style:style>
    <style:style style:name="T70" style:family="text">
      <style:text-properties fo:font-style="normal" fo:font-weight="normal" officeooo:rsid="003ed7c4" style:font-style-asian="normal" style:font-weight-asian="normal" style:font-style-complex="normal" style:font-weight-complex="normal"/>
    </style:style>
    <style:style style:name="T71" style:family="text">
      <style:text-properties fo:font-style="normal" fo:font-weight="normal" officeooo:rsid="004104a5" style:font-style-asian="normal" style:font-weight-asian="normal" style:font-style-complex="normal" style:font-weight-complex="normal"/>
    </style:style>
    <style:style style:name="T72" style:family="text">
      <style:text-properties fo:font-style="normal" fo:font-weight="normal" officeooo:rsid="00419d52" style:font-style-asian="normal" style:font-weight-asian="normal" style:font-style-complex="normal" style:font-weight-complex="normal"/>
    </style:style>
    <style:style style:name="T73" style:family="text">
      <style:text-properties fo:font-style="normal" fo:font-weight="normal" officeooo:rsid="0043ec0a" style:font-style-asian="normal" style:font-weight-asian="normal" style:font-style-complex="normal" style:font-weight-complex="normal"/>
    </style:style>
    <style:style style:name="T74" style:family="text">
      <style:text-properties fo:font-style="normal" fo:font-weight="normal" officeooo:rsid="0045e25c" style:font-style-asian="normal" style:font-weight-asian="normal" style:font-style-complex="normal" style:font-weight-complex="normal"/>
    </style:style>
    <style:style style:name="T75" style:family="text">
      <style:text-properties fo:font-style="normal" fo:font-weight="normal" officeooo:rsid="0046844c" style:font-style-asian="normal" style:font-weight-asian="normal" style:font-style-complex="normal" style:font-weight-complex="normal"/>
    </style:style>
    <style:style style:name="T76" style:family="text">
      <style:text-properties fo:font-style="normal" fo:font-weight="normal" officeooo:rsid="004903a9" style:font-style-asian="normal" style:font-weight-asian="normal" style:font-style-complex="normal" style:font-weight-complex="normal"/>
    </style:style>
    <style:style style:name="T77" style:family="text">
      <style:text-properties fo:font-style="normal" fo:font-weight="normal" officeooo:rsid="0049c763" style:font-style-asian="normal" style:font-weight-asian="normal" style:font-style-complex="normal" style:font-weight-complex="normal"/>
    </style:style>
    <style:style style:name="T78" style:family="text">
      <style:text-properties fo:font-style="normal" fo:font-weight="normal" officeooo:rsid="004b9bd5" style:font-style-asian="normal" style:font-weight-asian="normal" style:font-style-complex="normal" style:font-weight-complex="normal"/>
    </style:style>
    <style:style style:name="T79" style:family="text">
      <style:text-properties fo:font-style="normal" fo:font-weight="normal" officeooo:rsid="004caaff" style:font-style-asian="normal" style:font-weight-asian="normal" style:font-style-complex="normal" style:font-weight-complex="normal"/>
    </style:style>
    <style:style style:name="T80" style:family="text">
      <style:text-properties fo:font-style="normal" fo:font-weight="normal" officeooo:rsid="004ccb73" style:font-style-asian="normal" style:font-weight-asian="normal" style:font-style-complex="normal" style:font-weight-complex="normal"/>
    </style:style>
    <style:style style:name="T81" style:family="text">
      <style:text-properties fo:font-style="normal" fo:font-weight="normal" officeooo:rsid="004e20dc" style:font-style-asian="normal" style:font-weight-asian="normal" style:font-style-complex="normal" style:font-weight-complex="normal"/>
    </style:style>
    <style:style style:name="T82" style:family="text">
      <style:text-properties fo:font-style="normal" fo:font-weight="normal" officeooo:rsid="004f880e" style:font-style-asian="normal" style:font-weight-asian="normal" style:font-style-complex="normal" style:font-weight-complex="normal"/>
    </style:style>
    <style:style style:name="T83" style:family="text">
      <style:text-properties fo:font-style="normal" fo:font-weight="normal" officeooo:rsid="00515510" style:font-style-asian="normal" style:font-weight-asian="normal" style:font-style-complex="normal" style:font-weight-complex="normal"/>
    </style:style>
    <style:style style:name="T84" style:family="text">
      <style:text-properties fo:font-style="normal" fo:font-weight="normal" officeooo:rsid="00524d10" style:font-style-asian="normal" style:font-weight-asian="normal" style:font-style-complex="normal" style:font-weight-complex="normal"/>
    </style:style>
    <style:style style:name="T85" style:family="text">
      <style:text-properties fo:font-style="normal" fo:font-weight="normal" officeooo:rsid="00541ecf" style:font-style-asian="normal" style:font-weight-asian="normal" style:font-style-complex="normal" style:font-weight-complex="normal"/>
    </style:style>
    <style:style style:name="T86" style:family="text">
      <style:text-properties fo:font-style="normal" fo:font-weight="normal" officeooo:rsid="0056d146" style:font-style-asian="normal" style:font-weight-asian="normal" style:font-style-complex="normal" style:font-weight-complex="normal"/>
    </style:style>
    <style:style style:name="T87" style:family="text">
      <style:text-properties fo:font-style="normal" fo:font-weight="normal" officeooo:rsid="00578a42" style:font-style-asian="normal" style:font-weight-asian="normal" style:font-style-complex="normal" style:font-weight-complex="normal"/>
    </style:style>
    <style:style style:name="T88" style:family="text">
      <style:text-properties fo:font-style="normal" fo:font-weight="normal" officeooo:rsid="0058e5aa" style:font-style-asian="normal" style:font-weight-asian="normal" style:font-style-complex="normal" style:font-weight-complex="normal"/>
    </style:style>
    <style:style style:name="T89" style:family="text">
      <style:text-properties fo:font-style="normal" fo:font-weight="normal" officeooo:rsid="005a8fd7" style:font-style-asian="normal" style:font-weight-asian="normal" style:font-style-complex="normal" style:font-weight-complex="normal"/>
    </style:style>
    <style:style style:name="T90" style:family="text">
      <style:text-properties fo:font-style="normal" fo:font-weight="normal" officeooo:rsid="005adefe" style:font-style-asian="normal" style:font-weight-asian="normal" style:font-style-complex="normal" style:font-weight-complex="normal"/>
    </style:style>
    <style:style style:name="T91" style:family="text">
      <style:text-properties fo:font-style="normal" fo:font-weight="normal" officeooo:rsid="005bd30e" style:font-style-asian="normal" style:font-weight-asian="normal" style:font-style-complex="normal" style:font-weight-complex="normal"/>
    </style:style>
    <style:style style:name="T92" style:family="text">
      <style:text-properties fo:font-style="normal" fo:font-weight="normal" officeooo:rsid="005c4448" style:font-style-asian="normal" style:font-weight-asian="normal" style:font-style-complex="normal" style:font-weight-complex="normal"/>
    </style:style>
    <style:style style:name="T93" style:family="text">
      <style:text-properties fo:font-style="normal" fo:font-weight="normal" officeooo:rsid="005cb6eb" style:font-style-asian="normal" style:font-weight-asian="normal" style:font-style-complex="normal" style:font-weight-complex="normal"/>
    </style:style>
    <style:style style:name="T94" style:family="text">
      <style:text-properties fo:font-style="normal" fo:font-weight="normal" officeooo:rsid="005dbc2f" style:font-style-asian="normal" style:font-weight-asian="normal" style:font-style-complex="normal" style:font-weight-complex="normal"/>
    </style:style>
    <style:style style:name="T95" style:family="text">
      <style:text-properties fo:font-style="normal" fo:font-weight="normal" officeooo:rsid="005fed3f" style:font-style-asian="normal" style:font-weight-asian="normal" style:font-style-complex="normal" style:font-weight-complex="normal"/>
    </style:style>
    <style:style style:name="T96" style:family="text">
      <style:text-properties fo:font-style="normal" fo:font-weight="normal" officeooo:rsid="0060260a" style:font-style-asian="normal" style:font-weight-asian="normal" style:font-style-complex="normal" style:font-weight-complex="normal"/>
    </style:style>
    <style:style style:name="T97" style:family="text">
      <style:text-properties fo:font-style="normal" fo:font-weight="normal" officeooo:rsid="00618ed1" style:font-style-asian="normal" style:font-weight-asian="normal" style:font-style-complex="normal" style:font-weight-complex="normal"/>
    </style:style>
    <style:style style:name="T98" style:family="text">
      <style:text-properties fo:font-style="normal" fo:font-weight="normal" officeooo:rsid="00620a24" style:font-style-asian="normal" style:font-weight-asian="normal" style:font-style-complex="normal" style:font-weight-complex="normal"/>
    </style:style>
    <style:style style:name="T99" style:family="text">
      <style:text-properties fo:font-style="normal" fo:font-weight="normal" officeooo:rsid="00638d5e" style:font-style-asian="normal" style:font-weight-asian="normal" style:font-style-complex="normal" style:font-weight-complex="normal"/>
    </style:style>
    <style:style style:name="T100" style:family="text">
      <style:text-properties fo:font-style="normal" fo:font-weight="normal" officeooo:rsid="00655ed2" style:font-style-asian="normal" style:font-weight-asian="normal" style:font-style-complex="normal" style:font-weight-complex="normal"/>
    </style:style>
    <style:style style:name="T101" style:family="text">
      <style:text-properties fo:font-style="normal" fo:font-weight="normal" officeooo:rsid="0066b09e" style:font-style-asian="normal" style:font-weight-asian="normal" style:font-style-complex="normal" style:font-weight-complex="normal"/>
    </style:style>
    <style:style style:name="T102" style:family="text">
      <style:text-properties fo:font-style="normal" fo:font-weight="normal" officeooo:rsid="00676038" style:font-style-asian="normal" style:font-weight-asian="normal" style:font-style-complex="normal" style:font-weight-complex="normal"/>
    </style:style>
    <style:style style:name="T103" style:family="text">
      <style:text-properties fo:font-style="normal" fo:font-weight="normal" officeooo:rsid="0068a29d" style:font-style-asian="normal" style:font-weight-asian="normal" style:font-style-complex="normal" style:font-weight-complex="normal"/>
    </style:style>
    <style:style style:name="T104" style:family="text">
      <style:text-properties fo:font-style="normal" fo:font-weight="normal" officeooo:rsid="0068cff8" style:font-style-asian="normal" style:font-weight-asian="normal" style:font-style-complex="normal" style:font-weight-complex="normal"/>
    </style:style>
    <style:style style:name="T105" style:family="text">
      <style:text-properties fo:font-style="normal" fo:font-weight="normal" officeooo:rsid="0069a785" style:font-style-asian="normal" style:font-weight-asian="normal" style:font-style-complex="normal" style:font-weight-complex="normal"/>
    </style:style>
    <style:style style:name="T106" style:family="text">
      <style:text-properties fo:font-style="normal" fo:font-weight="normal" officeooo:rsid="006bc555" style:font-style-asian="normal" style:font-weight-asian="normal" style:font-style-complex="normal" style:font-weight-complex="normal"/>
    </style:style>
    <style:style style:name="T107" style:family="text">
      <style:text-properties fo:font-style="normal" fo:font-weight="normal" officeooo:rsid="006e1cd1" style:font-style-asian="normal" style:font-weight-asian="normal" style:font-style-complex="normal" style:font-weight-complex="normal"/>
    </style:style>
    <style:style style:name="T108" style:family="text">
      <style:text-properties fo:font-style="normal" fo:font-weight="normal" officeooo:rsid="006fdf86"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NewBoston HTML5 Tutorials</text:p>
      <text:p text:style-name="P2"/>
      <text:p text:style-name="P3">Introduction:</text:p>
      <text:p text:style-name="P3"><text:tab/><text:span text:style-name="T1">This is a little more in-depth for a tnb tutorial but he’s going to still start from a very-beginner’s viewpoint. There are xhtml and CSS tutorials. He WILL start from the beginning.</text:span></text:p>
      <text:list xml:id="list2810210292" text:style-name="L1">
        <text:list-item>
          <text:p text:style-name="P13">xhtml <text:s/>is the core html </text:p>
        </text:list-item>
        <text:list-item>
          <text:p text:style-name="P13">javascript provides functionality and interactivity</text:p>
        </text:list-item>
        <text:list-item>
          <text:p text:style-name="P13">css changes colors and pictures and pretty stuff</text:p>
        </text:list-item>
        <text:list-item>
          <text:p text:style-name="P13">html5 tries to tie a lot of this functionality together (but you can’t ditch the old stuff</text:p>
        </text:list-item>
      </text:list>
      <text:p text:style-name="P14"/>
      <text:p text:style-name="P14"><text:tab/>Websites are not static text but they are more interactive and media-based. We’re going to be taking our sites ad pages to the next level.</text:p>
      <text:p text:style-name="P14"><text:tab/>We’ll be doing this out of a normal text-editor (notepad++ recommended for windows, vim on superior linux).</text:p>
      <text:p text:style-name="P14"><text:tab/>Google Chrome is supposed to be the most up-to-date html5 browser but those videos were in 2011 so I’m assuming that firefox quantum (or even palemoon) will be fine.</text:p>
      <text:p text:style-name="P14"/>
      <text:p text:style-name="P14"/>
      <text:p text:style-name="P4">Creating a Basic Template:</text:p>
      <text:p text:style-name="P4"/>
      <text:p text:style-name="P4"><text:tab/><text:span text:style-name="T2">So let’s crank out this hypertext markup language template!</text:span></text:p>
      <text:p text:style-name="P15"/>
      <text:p text:style-name="P15"><text:tab/>We’re going to need a doctype first:</text:p>
      <text:p text:style-name="P4"><text:span text:style-name="T2"><text:tab/><text:tab/></text:span><text:span text:style-name="T34">&lt;!doctype html&gt;</text:span></text:p>
      <text:p text:style-name="P4"><text:span text:style-name="T34"><text:tab/></text:span><text:span text:style-name="T48">There that’s easy. Time for some regular html tags. There is no difference here from xhtml </text:span><text:span text:style-name="T49">(almost)</text:span><text:span text:style-name="T48">!</text:span></text:p>
      <text:p text:style-name="P16"/>
      <text:p text:style-name="P4"><text:span text:style-name="T48"><text:tab/></text:span><text:span text:style-name="T49">The first thing we have to do is set our character-set (it’s how your browser interprets the characters.</text:span></text:p>
      <text:p text:style-name="P4"><text:span text:style-name="T49"><text:tab/><text:tab/></text:span><text:span text:style-name="T35"><text:tab/>&lt;meta charset="utf-8" /&gt;</text:span></text:p>
      <text:p text:style-name="P44"/>
      <text:p text:style-name="P4"><text:span text:style-name="T35"><text:tab/></text:span><text:span text:style-name="T49">Meta-tags are extra info you might need. It’s not all necessary but it’s like credits for a movie.</text:span></text:p>
      <text:p text:style-name="P17"/>
      <text:p text:style-name="P4"><text:span text:style-name="T49"><text:tab/><text:tab/><text:tab/></text:span><text:span text:style-name="T36">&lt;title&gt;Mike’s Website&lt;/title&gt;</text:span></text:p>
      <text:p text:style-name="P45"/>
      <text:p text:style-name="P4"><text:span text:style-name="T36"><text:tab/></text:span><text:span text:style-name="T50">This is what will appear in a tab on chrome/firefox for example. Let’s add a link to our stylesheet.</text:span></text:p>
      <text:p text:style-name="P18"/>
      <text:p text:style-name="P18"><text:tab/>A link is a reference to an outside file.</text:p>
      <text:p text:style-name="P18"/>
      <text:p text:style-name="P4"><text:span text:style-name="T50"><text:tab/><text:tab/></text:span><text:span text:style-name="T36">&lt;link rel=”stylesheet” href=”main.css”&gt;</text:span></text:p>
      <text:p text:style-name="P45"/>
      <text:p text:style-name="P4"><text:span text:style-name="T36"><text:tab/></text:span><text:span text:style-name="T50">Rel = “how is this link related to this website?”</text:span></text:p>
      <text:p text:style-name="P4"><text:span text:style-name="T48"><text:tab/></text:span><text:span text:style-name="T50">Now don’t worry about main.css – we’ll be making it in a separate tutorial Keeping it in a separate file will help keep things as-simple as-possible.</text:span></text:p>
      <text:p text:style-name="P18"/>
      <text:p text:style-name="P4"><text:span text:style-name="T50"><text:tab/></text:span><text:span text:style-name="T51">In order to preview your website – open it up in your web browser.</text:span></text:p>
      <text:p text:style-name="P19"/>
      <text:p text:style-name="P4"><text:span text:style-name="T51"><text:tab/></text:span><text:span text:style-name="T52">Our body skeleton now looks like:</text:span></text:p>
      <text:p text:style-name="P20"><text:soft-page-break/></text:p>
      <text:p text:style-name="P46">&lt;!doctype html&gt;</text:p>
      <text:p text:style-name="P46">&lt;html lang="en"&gt;</text:p>
      <text:p text:style-name="P46">&lt;head&gt;</text:p>
      <text:p text:style-name="P46"><text:tab/>&lt;meta charset="utf-8" /&gt;</text:p>
      <text:p text:style-name="P46"><text:tab/>&lt;link rel="stylesheet" href="main.css"&gt;</text:p>
      <text:p text:style-name="P46">&lt;/head&gt;</text:p>
      <text:p text:style-name="P46">&lt;title&gt;</text:p>
      <text:p text:style-name="P46"><text:tab/>Mike's Great Site</text:p>
      <text:p text:style-name="P46">&lt;/title&gt;</text:p>
      <text:p text:style-name="P46">&lt;body&gt;</text:p>
      <text:p text:style-name="P46"/>
      <text:p text:style-name="P46"/>
      <text:p text:style-name="P46">&lt;/body&gt;</text:p>
      <text:p text:style-name="P46">&lt;/html&gt;</text:p>
      <text:p text:style-name="P46"/>
      <text:p text:style-name="P20"><text:tab/>Let’s see what else we can do.</text:p>
      <text:p text:style-name="P20"/>
      <text:p text:style-name="P12">Setting up the body:</text:p>
      <text:p text:style-name="P12"/>
      <text:p text:style-name="P12"><text:tab/><text:span text:style-name="T1">html5 not only can organize the layout better BUT it can divide up the parts for you! </text:span><text:span text:style-name="T3">There are now tags for the common-pieces of html5.</text:span></text:p>
      <text:p text:style-name="P21"><text:tab/>We’ll be working in the body for this tutorial.</text:p>
      <text:p text:style-name="P21"><text:tab/>Let’s make a header (NOT &lt;head&gt;, but a top-bar header.</text:p>
      <text:p text:style-name="P21"/>
      <text:p text:style-name="P12"><text:span text:style-name="T3"><text:tab/><text:tab/></text:span><text:span text:style-name="T37">&lt;header&gt;</text:span></text:p>
      <text:p text:style-name="P47"><text:tab/><text:tab/><text:tab/>&lt;h1&gt;Welcome to my site&lt;/h1&gt;</text:p>
      <text:p text:style-name="P47"><text:tab/><text:tab/>&lt;/header&gt;</text:p>
      <text:p text:style-name="P47"/>
      <text:p text:style-name="P12"><text:span text:style-name="T37"><text:tab/></text:span><text:span text:style-name="T4">Now if you save and run it you’ll see that you have a title and the browser knows that whatever is between the header-tags is the header of your website.</text:span></text:p>
      <text:p text:style-name="P22"/>
      <text:p text:style-name="P22"><text:tab/>Now the navigation is the list of common-links under the header! Let’s make an unordered-list.</text:p>
      <text:p text:style-name="P22"/>
      <text:p text:style-name="P48"><text:tab/>&lt;nav&gt;</text:p>
      <text:p text:style-name="P48"><text:tab/><text:tab/>&lt;ul&gt;</text:p>
      <text:p text:style-name="P48"><text:tab/><text:tab/><text:tab/>&lt;li&gt;Home&lt;/li&gt;</text:p>
      <text:p text:style-name="P48"><text:tab/><text:tab/><text:tab/>&lt;li&gt;Tutorials&lt;/li&gt;</text:p>
      <text:p text:style-name="P48"><text:tab/><text:tab/>&lt;/ul&gt;</text:p>
      <text:p text:style-name="P48"><text:tab/>&lt;/nav&gt;</text:p>
      <text:p text:style-name="P48"/>
      <text:p text:style-name="P5"><text:span text:style-name="T4"><text:tab/></text:span><text:span text:style-name="T53">&lt;ul&gt; is for an unordered-list of items. You use &lt;li&gt; in this tags to then list and item!</text:span></text:p>
      <text:p text:style-name="P23"/>
      <text:p text:style-name="P23"><text:tab/><text:tab/>&lt;aside&gt;</text:p>
      <text:p text:style-name="P23"><text:tab/><text:tab/><text:tab/>&lt;h4&gt; news &lt;/h4&gt;</text:p>
      <text:p text:style-name="P23"><text:tab/><text:tab/><text:tab/>Mike is amazing!</text:p>
      <text:p text:style-name="P23"><text:tab/><text:tab/>&lt;/aside&gt;</text:p>
      <text:p text:style-name="P23"/>
      <text:p text:style-name="P5"><text:span text:style-name="T53"><text:tab/></text:span><text:span text:style-name="T54">Asides are for sidebars.</text:span></text:p>
      <text:p text:style-name="P24"><text:soft-page-break/></text:p>
      <text:p text:style-name="P24"><text:tab/>The big meaty part of our site will just be organized with:</text:p>
      <text:p text:style-name="P24"/>
      <text:p text:style-name="P5"><text:span text:style-name="T54"><text:tab/><text:tab/></text:span><text:span text:style-name="T5">&lt;section&gt;</text:span></text:p>
      <text:p text:style-name="P49"><text:tab/><text:tab/><text:tab/>stuff</text:p>
      <text:p text:style-name="P49"><text:tab/><text:tab/>&lt;/section&gt;</text:p>
      <text:p text:style-name="P49"/>
      <text:p text:style-name="P5"><text:span text:style-name="T5"><text:tab/></text:span><text:span text:style-name="T55">Now finally at the bottom there is boring about-us copyright stuff on most sites right? This is called the FOOTER.</text:span></text:p>
      <text:p text:style-name="P25"/>
      <text:p text:style-name="P25"><text:tab/><text:tab/>&lt;footer&gt;</text:p>
      <text:p text:style-name="P25"><text:tab/><text:tab/><text:tab/>I have no trademarks lol</text:p>
      <text:p text:style-name="P25"><text:tab/><text:tab/>&lt;/footer&gt;</text:p>
      <text:p text:style-name="P25"/>
      <text:p text:style-name="P5"><text:span text:style-name="T55"><text:tab/></text:span><text:span text:style-name="T56">Uh oh… We seem to have come across an issue! When we save and run it nothing happens! It’s all there but not formatted! That’s because that isn’t what these tags are about. They give the browser extra-info on how to handle our stuff, but sizing and formatting are handled by US in the next tutorials.</text:span></text:p>
      <text:p text:style-name="P26"/>
      <text:p text:style-name="P26"/>
      <text:p text:style-name="P6"><text:span text:style-name="T39">A</text:span><text:span text:style-name="T38">dding the Meat to the Body:</text:span></text:p>
      <text:p text:style-name="P42"/>
      <text:p text:style-name="P6"><text:span text:style-name="T38"><text:tab/></text:span><text:span text:style-name="T57">Now that we have the shell/container for our body let’s add some real content! We’re going to use &lt;article&gt; tags, but don’t get confused. This doesn’t have to be like a news article. It’s just a way to group similar info together. Each article can have its own layout (headers, footers, etc)</text:span></text:p>
      <text:p text:style-name="P27"/>
      <text:p text:style-name="P6"><text:span text:style-name="T57"><text:tab/><text:tab/></text:span><text:span text:style-name="T6">&lt;article&gt;</text:span></text:p>
      <text:p text:style-name="P50"><text:tab/><text:tab/>&lt;header&gt;</text:p>
      <text:p text:style-name="P7"><text:span text:style-name="T6"><text:tab/><text:tab/><text:tab/></text:span><text:span text:style-name="T7">&lt;hgroup&gt;</text:span></text:p>
      <text:p text:style-name="P7"><text:span text:style-name="T6"><text:tab/><text:tab/><text:tab/></text:span><text:span text:style-name="T8">&lt;h1&gt;Title of article&lt;/h1&gt;</text:span></text:p>
      <text:p text:style-name="P7"><text:span text:style-name="T8"><text:tab/><text:tab/><text:tab/></text:span><text:span text:style-name="T9">&lt;h2&gt;Subtitle for Article&lt;/h2&gt;</text:span></text:p>
      <text:p text:style-name="P7"><text:span text:style-name="T9"><text:tab/><text:tab/><text:tab/></text:span><text:span text:style-name="T7">&lt;/hgroup&gt;</text:span></text:p>
      <text:p text:style-name="P50"><text:tab/><text:tab/>&lt;/header&gt;</text:p>
      <text:p text:style-name="P51"><text:tab/><text:tab/>&lt;p&gt;</text:p>
      <text:p text:style-name="P51"><text:tab/><text:tab/><text:tab/>the p tags are for paragraphs. This is an example of one!</text:p>
      <text:p text:style-name="P51"><text:tab/><text:tab/>&lt;/p&gt;</text:p>
      <text:p text:style-name="P52"><text:tab/><text:tab/>&lt;footer&gt;</text:p>
      <text:p text:style-name="P8"><text:span text:style-name="T6"><text:tab/><text:tab/><text:tab/></text:span><text:span text:style-name="T7">&lt;p&gt;- written by mike &lt;/p&gt;</text:span></text:p>
      <text:p text:style-name="P52"><text:tab/><text:tab/>&lt;/footer&gt;</text:p>
      <text:p text:style-name="P51"><text:tab/><text:tab/>&lt;/article&gt;</text:p>
      <text:p text:style-name="P27"/>
      <text:p text:style-name="P6"><text:span text:style-name="T57"><text:tab/></text:span><text:span text:style-name="T58">Some things to note!</text:span></text:p>
      <text:p text:style-name="P28"><text:tab/><text:tab/>&lt;p&gt; is for a paragraph</text:p>
      <text:p text:style-name="P28"><text:tab/><text:tab/>&lt;hgroup&gt; tells lengthy &lt;header&gt; tags that the whole thing in here is still the header.</text:p>
      <text:p text:style-name="P28"><text:tab/></text:p>
      <text:p text:style-name="P6"><text:span text:style-name="T58"><text:tab/></text:span><text:span text:style-name="T59">So we can save and run it and it appears to be working. Nothing is laid-out yet. It might SEEM like these tags are useless, but the power is going to be revealed very soon. You need to see them being useless at first to see the power of html5 later on.</text:span></text:p>
      <text:p text:style-name="P29"/>
      <text:p text:style-name="P6"><text:span text:style-name="T59"><text:tab/></text:span><text:span text:style-name="T60">Onto the next video!</text:span></text:p>
      <text:p text:style-name="P30"><text:soft-page-break/></text:p>
      <text:p text:style-name="P9"><text:span text:style-name="T40">A</text:span><text:span text:style-name="T38">ttribute Selectors:</text:span></text:p>
      <text:p text:style-name="P43"/>
      <text:p text:style-name="P9"><text:span text:style-name="T38"><text:tab/></text:span><text:span text:style-name="T47">We’ve ripped everything out of our body for now. Right now we’re going to learn about styling (CSS and CSS3) and attribute selectors.</text:span></text:p>
      <text:p text:style-name="P31"/>
      <text:p text:style-name="P31"><text:tab/>First let’s add three paragraphs with random text. Remember to use the &lt;p&gt; tags!! It’s important for our html5 browser and the css to know this.</text:p>
      <text:p text:style-name="P31"/>
      <text:p text:style-name="P9"><text:span text:style-name="T47"><text:tab/>Now move away from the html5 file for a second and let’s actually make main.css <text:s/>(new text file). </text:span><text:span text:style-name="T61">Let’s quickly see the old CSS.</text:span></text:p>
      <text:p text:style-name="P32"/>
      <text:p text:style-name="P32"><text:tab/>Everything is id-baesd here.</text:p>
      <text:p text:style-name="P32"/>
      <text:p text:style-name="P9"><text:span text:style-name="T61"><text:tab/><text:tab/></text:span><text:span text:style-name="T10">#tuna{color:red;}</text:span></text:p>
      <text:p text:style-name="P53"/>
      <text:p text:style-name="P9"><text:span text:style-name="T10"><text:tab/></text:span><text:span text:style-name="T61">That in CSS will match anything that has an html id of tuna. So if in our paragraphs say we tagged them with:</text:span></text:p>
      <text:p text:style-name="P32"/>
      <text:p text:style-name="P9"><text:span text:style-name="T61"><text:tab/><text:tab/></text:span><text:span text:style-name="T10">&lt;p id=”tuna”&gt; stuff &lt;/p&gt;</text:span></text:p>
      <text:p text:style-name="P32"/>
      <text:p text:style-name="P9"><text:span text:style-name="T61"><text:tab/>It will show up as RED font. </text:span><text:span text:style-name="T62">(Tested – this works).</text:span></text:p>
      <text:p text:style-name="P33"/>
      <text:p text:style-name="P9"><text:span text:style-name="T62"><text:tab/></text:span><text:span text:style-name="T63">You can also use classes:</text:span></text:p>
      <text:p text:style-name="P34"/>
      <text:p text:style-name="P9"><text:span text:style-name="T63"><text:tab/><text:tab/></text:span><text:span text:style-name="T11">.tuna{color:blue;}</text:span></text:p>
      <text:p text:style-name="P54"/>
      <text:p text:style-name="P9"><text:span text:style-name="T11"><text:tab/></text:span><text:span text:style-name="T63">We can see that is also applies styles to anything that you use:</text:span></text:p>
      <text:p text:style-name="P34"/>
      <text:p text:style-name="P34"><text:tab/><text:tab/>&lt;p class=”tuna”&gt; stuff &lt;/p&gt;</text:p>
      <text:p text:style-name="P34"/>
      <text:p text:style-name="P34"><text:tab/>And that will show up in blue.</text:p>
      <text:p text:style-name="P34"/>
      <text:p text:style-name="P34"><text:tab/>We can take the CLASS version a step further by STARTING IT in the css file with the name of the html tag it will care about only.</text:p>
      <text:p text:style-name="P34"/>
      <text:p text:style-name="P34"><text:tab/><text:tab/>p.tuna{color:green;}</text:p>
      <text:p text:style-name="P34"/>
      <text:p text:style-name="P9"><text:span text:style-name="T63"><text:tab/>The above will only change tuna classes that are PARAGRAPH TYPES (&lt;p&gt;) ! </text:span><text:span text:style-name="T64">(tested and working).</text:span></text:p>
      <text:p text:style-name="P35"/>
      <text:p text:style-name="P35"><text:tab/>So we still have this in html5 but we can also use attribute selectors! This let’s use get even more-specific and apply it to things that have attributes.</text:p>
      <text:p text:style-name="P35"/>
      <text:p text:style-name="P9"><text:span text:style-name="T64"><text:tab/><text:tab/></text:span><text:span text:style-name="T12">p[name]{color:blue’}</text:span></text:p>
      <text:p text:style-name="P55"/>
      <text:p text:style-name="P9"><text:span text:style-name="T12"><text:tab/></text:span><text:span text:style-name="T64">This will make everything with the attribute ‘name’ that is a paragraph to blue like:</text:span></text:p>
      <text:p text:style-name="P35"/>
      <text:p text:style-name="P9"><text:span text:style-name="T64"><text:tab/><text:tab/></text:span><text:span text:style-name="T12">&lt;p name=”anything”&gt; blue test!</text:span><text:span text:style-name="T64"> </text:span><text:span text:style-name="T12">&lt;/p</text:span><text:span text:style-name="T13">&gt;</text:span></text:p>
      <text:p text:style-name="P9"><text:soft-page-break/><text:span text:style-name="T64"><text:tab/></text:span><text:span text:style-name="T65">Pretty awesome stuff so far!</text:span><text:span text:style-name="T64"> </text:span><text:span text:style-name="T66">We can use “=” to set those attributes and try and match them! Let’s keep with our name examples.</text:span></text:p>
      <text:p text:style-name="P36"/>
      <text:p text:style-name="P9"><text:span text:style-name="T66"><text:tab/><text:tab/></text:span><text:span text:style-name="T14">p[name=’mike’]{color:pink;}</text:span></text:p>
      <text:p text:style-name="P56"/>
      <text:p text:style-name="P9"><text:span text:style-name="T14"><text:tab/></text:span><text:span text:style-name="T67">Now anything that’s a paragraph with the NAME attribute equal to ‘mike’ will become pink!</text:span></text:p>
      <text:p text:style-name="P37"/>
      <text:p text:style-name="P9"><text:span text:style-name="T67"><text:tab/></text:span><text:span text:style-name="T68">In css3 you can use REGULAR EXPRESSIONS as well for this.</text:span></text:p>
      <text:p text:style-name="P38"/>
      <text:p text:style-name="P9"><text:span text:style-name="T68"><text:tab/><text:tab/></text:span><text:span text:style-name="T15">p[name^=”bacon”]{color:red;}</text:span></text:p>
      <text:p text:style-name="P57"/>
      <text:p text:style-name="P9"><text:span text:style-name="T15"><text:tab/></text:span><text:span text:style-name="T68">So this regex (the carrot after the attribute (name) means that this will match any NAME that STARTS with bacon.</text:span></text:p>
      <text:p text:style-name="P38"/>
      <text:p text:style-name="P10"><text:span text:style-name="T68"><text:tab/><text:tab/></text:span><text:span text:style-name="T15">p[name$=”bacon”]{color:red;}</text:span></text:p>
      <text:p text:style-name="P58"/>
      <text:p text:style-name="P10"><text:span text:style-name="T15"><text:tab/></text:span><text:span text:style-name="T68">The dollarsign is the opposite of the ^ sign – so in this case it means anything that ENDS with ‘bacon’ (wow those urls.py files from django sure make a lot more sense now!)</text:span></text:p>
      <text:p text:style-name="P39"/>
      <text:p text:style-name="P10"><text:span text:style-name="T68"><text:tab/></text:span><text:span text:style-name="T69">Finally we’ll try with “*” the asterisk symbol.</text:span></text:p>
      <text:p text:style-name="P40"/>
      <text:p text:style-name="P11"><text:tab/><text:tab/><text:span text:style-name="T15">p[name*</text:span><text:span text:style-name="T16">=”</text:span><text:span text:style-name="T15">bacon”]{color:red;}</text:span></text:p>
      <text:p text:style-name="P59"/>
      <text:p text:style-name="P11"><text:span text:style-name="T15"><text:tab/></text:span><text:span text:style-name="T69">This will catch bacon ANYWHERE in it so it will match names like:</text:span></text:p>
      <text:p text:style-name="P41"/>
      <text:p text:style-name="P11"><text:span text:style-name="T69"><text:tab/><text:tab/></text:span><text:span text:style-name="T16">name=’whyWasTherebaconinthesoapppp’</text:span></text:p>
      <text:p text:style-name="P60"/>
      <text:p text:style-name="P11"><text:span text:style-name="T16"><text:tab/></text:span><text:span text:style-name="T70">So there you go – hopefully some of the CSS makes a little more sense and we’re starting to see where tags and attributes come into play when writing something in html5. More to come soon.</text:span></text:p>
      <text:p text:style-name="P11"><text:span text:style-name="T70"/></text:p>
      <text:p text:style-name="P11"><text:span text:style-name="T70"/></text:p>
      <text:p text:style-name="P62"><text:span text:style-name="T41">P</text:span><text:span text:style-name="T38">seudo-Classes:</text:span></text:p>
      <text:p text:style-name="P62"><text:span text:style-name="T38"/></text:p>
      <text:p text:style-name="P62"><text:span text:style-name="T38"><text:tab/></text:span><text:span text:style-name="T47">Pseudo-classes is something that we had in css3 and it gives us more control over the styling of our site.</text:span></text:p>
      <text:p text:style-name="P62"><text:span text:style-name="T47"><text:tab/>So let’s clear out everything from our main css. If we had:</text:span></text:p>
      <text:p text:style-name="P62"><text:span text:style-name="T1"/></text:p>
      <text:p text:style-name="P62"><text:span text:style-name="T1"><text:tab/>&lt;div id="mommy"&gt;</text:span></text:p>
      <text:p text:style-name="P62"><text:span text:style-name="T1"><text:tab/><text:tab/>&lt;p class="mike"&gt;tuna&lt;/p&gt;</text:span></text:p>
      <text:p text:style-name="P62"><text:span text:style-name="T1"><text:tab/><text:tab/>&lt;p class="mike"&gt;tuna&lt;/p&gt;</text:span></text:p>
      <text:p text:style-name="P62"><text:span text:style-name="T1"><text:tab/><text:tab/>&lt;p class="mike"&gt;tuna&lt;/p&gt;</text:span></text:p>
      <text:p text:style-name="P62"><text:span text:style-name="T1"><text:tab/>&lt;/div&gt;</text:span></text:p>
      <text:p text:style-name="P62"><text:span text:style-name="T1"/></text:p>
      <text:p text:style-name="P62"><text:span text:style-name="T1"><text:tab/></text:span><text:span text:style-name="T47">The &lt;p&gt; paragraph is a child of the parent &lt;div&gt; (generic object, add parent tags here).</text:span></text:p>
      <text:p text:style-name="P62"><text:span text:style-name="T47"/></text:p>
      <text:p text:style-name="P62"><text:span text:style-name="T47"><text:tab/></text:span><text:span text:style-name="T71">All of these paragraphs have the same class, mike. But we can pick the “nth” child </text:span><text:span text:style-name="T72">in css!</text:span></text:p>
      <text:p text:style-name="P62"><text:span text:style-name="T72"/></text:p>
      <text:p text:style-name="P62"><text:span text:style-name="T72"><text:tab/><text:tab/></text:span><text:span text:style-name="T17">p:nth-child(3){color:red;}</text:span></text:p>
      <text:p text:style-name="P62"><text:span text:style-name="T17"/></text:p>
      <text:p text:style-name="P62"><text:soft-page-break/><text:span text:style-name="T17"><text:tab/></text:span><text:span text:style-name="T73">This means any paragraph that is the third child gets that styling applied to it! Very cool right? Pretty weird but kinda useful!</text:span></text:p>
      <text:p text:style-name="P62"><text:span text:style-name="T73"><text:tab/></text:span><text:span text:style-name="T74">Tested and working. The above example works.</text:span></text:p>
      <text:p text:style-name="P62"><text:span text:style-name="T74"><text:tab/>Now this looks pretty useless right? Well you’re correct. BUT you can use keywords for formulas in there like:</text:span></text:p>
      <text:p text:style-name="P62"><text:span text:style-name="T74"/></text:p>
      <text:p text:style-name="P62"><text:span text:style-name="T74"><text:tab/><text:tab/></text:span><text:span text:style-name="T18">p:nth-child(odd){color:red;}</text:span></text:p>
      <text:p text:style-name="P62"><text:span text:style-name="T18"/></text:p>
      <text:p text:style-name="P62"><text:span text:style-name="T18"><text:tab/></text:span><text:span text:style-name="T74">And every OTHER color will be red! WHAT this is perfect and very much so what we need!</text:span></text:p>
      <text:p text:style-name="P62"><text:span text:style-name="T74"/></text:p>
      <text:p text:style-name="P62"><text:span text:style-name="T18"><text:tab/><text:tab/>p:nth-child(even){color:red;}</text:span></text:p>
      <text:p text:style-name="P62"><text:span text:style-name="T18"><text:tab/><text:tab/>p:nth-child(odd){color:green;}</text:span></text:p>
      <text:p text:style-name="P62"><text:span text:style-name="T18"/></text:p>
      <text:p text:style-name="P62"><text:span text:style-name="T18"><text:tab/></text:span><text:span text:style-name="T75">And you’ve got a christmas theme. nth-child in css is more-commonly used for this; alternating row-colors is very useful for long tables of data to slightly alter the colors of rows to make it easier to follow.</text:span></text:p>
      <text:p text:style-name="P62"><text:span text:style-name="T75"/></text:p>
      <text:p text:style-name="P62"><text:span text:style-name="T75"/></text:p>
      <text:p text:style-name="P63"><text:span text:style-name="T42">N</text:span><text:span text:style-name="T38">egation Pseudo-Class:</text:span></text:p>
      <text:p text:style-name="P63"><text:span text:style-name="T38"/></text:p>
      <text:p text:style-name="P63"><text:span text:style-name="T38"><text:tab/></text:span><text:span text:style-name="T47">This is a different way to look at CSS. Up until this point we’ve been taking elements and applying styles to them.</text:span></text:p>
      <text:p text:style-name="P63"><text:span text:style-name="T47"><text:tab/>With negations we say what we want to EXCLUDE from the css rules. Kinda, anti-css. Got it? Well follow alone.</text:span></text:p>
      <text:p text:style-name="P63"><text:span text:style-name="T47"><text:tab/></text:span><text:span text:style-name="T76">Wipe your main.css file first of all.</text:span></text:p>
      <text:p text:style-name="P63"><text:span text:style-name="T76"/></text:p>
      <text:p text:style-name="P63"><text:span text:style-name="T76"><text:tab/><text:tab/></text:span><text:span text:style-name="T19">*{color:blue;}</text:span></text:p>
      <text:p text:style-name="P63"><text:span text:style-name="T19"/></text:p>
      <text:p text:style-name="P63"><text:span text:style-name="T19"><text:tab/></text:span><text:span text:style-name="T76">The above will turn EVERYTHING blue. Pretty sweet huh? Now let’s change a few things. Let’s change some of our classes from ‘mike’ to ‘sally’ in the html.</text:span></text:p>
      <text:p text:style-name="P63"><text:span text:style-name="T76"/></text:p>
      <text:p text:style-name="P63"><text:span text:style-name="T76"><text:tab/><text:tab/></text:span><text:span text:style-name="T19">*{color:blue;}</text:span></text:p>
      <text:p text:style-name="P63"><text:span text:style-name="T19"><text:tab/><text:tab/>:not(.mike){color:red;}</text:span></text:p>
      <text:p text:style-name="P63"><text:span text:style-name="T19"/></text:p>
      <text:p text:style-name="P63"><text:span text:style-name="T19"><text:tab/></text:span><text:span text:style-name="T76">The above however will make everything blue EXCEPT stuff that isn’t in the class mike will be colored RED. So the things we tagged with class “sally” will be red while everything else will be blue! </text:span><text:span text:style-name="T77">Tested and working.</text:span></text:p>
      <text:p text:style-name="P63"><text:span text:style-name="T77"/></text:p>
      <text:p text:style-name="P63"><text:span text:style-name="T77"/></text:p>
      <text:p text:style-name="P64"><text:span text:style-name="T43">C</text:span><text:span text:style-name="T38">SS3 Selectors:</text:span></text:p>
      <text:p text:style-name="P64"><text:span text:style-name="T38"/></text:p>
      <text:p text:style-name="P64"><text:span text:style-name="T38"><text:tab/></text:span><text:span text:style-name="T78">The greater-than sign is a way to say “Anything with this as a parent that is this:” or for example the</text:span><text:span text:style-name="T47"> greater-than sign works like this:</text:span></text:p>
      <text:p text:style-name="P64"><text:span text:style-name="T47"/></text:p>
      <text:p text:style-name="P64"><text:span text:style-name="T47"><text:tab/><text:tab/></text:span><text:span text:style-name="T1">div &gt; p {color:green;}</text:span></text:p>
      <text:p text:style-name="P64"><text:span text:style-name="T1"><text:tab/></text:span></text:p>
      <text:p text:style-name="P64"><text:span text:style-name="T1"><text:tab/></text:span><text:span text:style-name="T47">Any &lt;p&gt; paragraph that has a parent &lt;div&gt; will be affected by this rule!</text:span></text:p>
      <text:p text:style-name="P64"><text:span text:style-name="T47"/></text:p>
      <text:p text:style-name="P64"><text:span text:style-name="T47"><text:tab/><text:tab/></text:span><text:span text:style-name="T20">body &gt; p {color:green;}</text:span></text:p>
      <text:p text:style-name="P64"><text:soft-page-break/><text:span text:style-name="T20"/></text:p>
      <text:p text:style-name="P64"><text:span text:style-name="T20"><text:tab/></text:span><text:span text:style-name="T79">Any &lt;p&gt; whose parent is a &lt;body&gt; (inside &lt;body&gt; !)</text:span></text:p>
      <text:p text:style-name="P64"><text:span text:style-name="T79"/></text:p>
      <text:p text:style-name="P64"><text:span text:style-name="T79"><text:tab/></text:span><text:span text:style-name="T80">The next one is a little trickier. The PLUS sign is saying “anything that is &lt;to the right&gt; that <text:s/>follows &lt;to the left&gt; affect it as such:</text:span></text:p>
      <text:p text:style-name="P64"><text:span text:style-name="T80"/></text:p>
      <text:p text:style-name="P64"><text:span text:style-name="T80"><text:tab/><text:tab/></text:span><text:span text:style-name="T21">p.mike + p {color:blue;}</text:span></text:p>
      <text:p text:style-name="P64"><text:span text:style-name="T21"/></text:p>
      <text:p text:style-name="P64"><text:span text:style-name="T21"><text:tab/></text:span><text:span text:style-name="T80">This is saying that whenever we have a paragraph AFTER a paragraph with class “mike” turn it blue! The first paragraph with class mike will NOT be affected however!</text:span></text:p>
      <text:p text:style-name="P64"><text:span text:style-name="T80"><text:tab/></text:span><text:span text:style-name="T81">The plus-sign selector can only work on things with the SAME PARENT TAG.</text:span></text:p>
      <text:p text:style-name="P64"><text:span text:style-name="T81"/></text:p>
      <text:p text:style-name="P64"><text:span text:style-name="T81"><text:tab/></text:span><text:span text:style-name="T82">The last selector we’ll talk is the “~” selector. It’s similar to the plus sign however it doesn’t need to IMMEDIATLY follow it like with the plus-sign. </text:span><text:span text:style-name="T83">Anything under the same parent following that will be affected.</text:span></text:p>
      <text:p text:style-name="P64"><text:span text:style-name="T83"/></text:p>
      <text:p text:style-name="P64"><text:span text:style-name="T83"><text:tab/><text:tab/></text:span><text:span text:style-name="T22">p.mike ~ p{color:blue;}</text:span></text:p>
      <text:p text:style-name="P64"><text:span text:style-name="T22"/></text:p>
      <text:p text:style-name="P64"><text:span text:style-name="T22"><text:tab/></text:span><text:span text:style-name="T83">That turns every paragraph in the same parent blue as long as it’s after a paragraph whose class is ‘mike’ ; got it? </text:span><text:span text:style-name="T84">The plus sign is the IMMEDIATE FOLLOWER and the tilda is EVERYTHING FOLLOWING. Pretty cool eh?</text:span></text:p>
      <text:p text:style-name="P64"><text:span text:style-name="T84"/></text:p>
      <text:p text:style-name="P64"><text:span text:style-name="T84"/></text:p>
      <text:p text:style-name="P65"><text:span text:style-name="T44">L</text:span><text:span text:style-name="T38">aying out the website:</text:span></text:p>
      <text:p text:style-name="P65"><text:span text:style-name="T38"/></text:p>
      <text:p text:style-name="P65"><text:span text:style-name="T38"><text:tab/></text:span><text:span text:style-name="T47">So let’s finally start laying out the website that we made in the earlier tutorials. We’ll style it as well, so we’re going back to the html now.</text:span></text:p>
      <text:p text:style-name="P65"><text:span text:style-name="T47"><text:tab/>We’re going to use an old traditional box model in css.</text:span></text:p>
      <text:p text:style-name="P65"><text:span text:style-name="T47"><text:tab/></text:span><text:span text:style-name="T85">THEN we’re going to see the new style. You can use bits and pieces from both of them. Both are awesome.</text:span></text:p>
      <text:p text:style-name="P65"><text:span text:style-name="T85"><text:tab/></text:span><text:span text:style-name="T86">Load up your earlier example </text:span><text:span text:style-name="T87">(example1.html) as we’re going to keep expanding this.</text:span></text:p>
      <text:p text:style-name="P65"><text:span text:style-name="T87"/></text:p>
      <text:p text:style-name="P65"><text:span text:style-name="T87"><text:tab/></text:span><text:span text:style-name="T88">We need to surround EVERYTHING in a huge &lt;div&gt; tag. Let’s give in an id.</text:span></text:p>
      <text:p text:style-name="P65"><text:span text:style-name="T88"/></text:p>
      <text:p text:style-name="P65"><text:span text:style-name="T88"><text:tab/><text:tab/></text:span><text:span text:style-name="T23">&lt;div id=”big_wrapper”&gt;</text:span></text:p>
      <text:p text:style-name="P65"><text:span text:style-name="T23"><text:tab/><text:tab/><text:tab/>YOUR WHOLE BODY HERE</text:span></text:p>
      <text:p text:style-name="P65"><text:span text:style-name="T23"><text:tab/><text:tab/>&lt;/div&gt;</text:span></text:p>
      <text:p text:style-name="P65"><text:span text:style-name="T23"/></text:p>
      <text:p text:style-name="P65"><text:span text:style-name="T23"><text:tab/></text:span><text:span text:style-name="T89">This will be so we can apply stuff to the full website later on. </text:span><text:span text:style-name="T90">Let’s give our existing tags some id’s.</text:span></text:p>
      <text:p text:style-name="P65"><text:span text:style-name="T90"><text:tab/><text:tab/></text:span><text:span text:style-name="T24">&lt;header id=”top_header”&gt;…</text:span></text:p>
      <text:p text:style-name="P65"><text:span text:style-name="T24"><text:tab/><text:tab/>&lt;nav id=”top_menu”&gt;</text:span></text:p>
      <text:p text:style-name="P65"><text:span text:style-name="T24"><text:tab/><text:tab/>&lt;section id=”section”&gt;</text:span></text:p>
      <text:p text:style-name="P65"><text:span text:style-name="T24"><text:tab/><text:tab/>&lt;aside id=”side_news”&gt;</text:span></text:p>
      <text:p text:style-name="P65"><text:span text:style-name="T24"><text:tab/><text:tab/>&lt;footer id=”footer”&gt;</text:span></text:p>
      <text:p text:style-name="P65"><text:span text:style-name="T24"/></text:p>
      <text:p text:style-name="P65"><text:span text:style-name="T24"><text:tab/></text:span><text:span text:style-name="T90">And refresh and you’ll see that nothing has changed. NICE. This is a true skeleton. We’re ready to style as everything has an id. Our body is ready to be manipulated and we’re ready to enhance our website (woohoo!).</text:span></text:p>
      <text:p text:style-name="P65"><text:soft-page-break/><text:span text:style-name="T90"><text:tab/></text:span><text:span text:style-name="T91">We have a lot of css and styling to cover now but our HTML is ready for it!</text:span></text:p>
      <text:p text:style-name="P65"><text:span text:style-name="T91"/></text:p>
      <text:p text:style-name="P65"><text:span text:style-name="T91"/></text:p>
      <text:p text:style-name="P66"><text:span text:style-name="T45">S</text:span><text:span text:style-name="T38">tarting the Styling:</text:span></text:p>
      <text:p text:style-name="P66"><text:span text:style-name="T38"/></text:p>
      <text:p text:style-name="P66"><text:span text:style-name="T38"><text:tab/></text:span><text:span text:style-name="T47">Alright now that we’ve.prepped out html it’s time to lay out our website! Hop away from our html file and over to the CSS file.</text:span></text:p>
      <text:p text:style-name="P66"><text:span text:style-name="T47"/></text:p>
      <text:p text:style-name="P66"><text:span text:style-name="T47"><text:tab/>Let’s set a default margin for ALL tags “*”</text:span></text:p>
      <text:p text:style-name="P66"><text:span text:style-name="T47"/></text:p>
      <text:p text:style-name="P66"><text:span text:style-name="T47"><text:tab/><text:tab/></text:span><text:span text:style-name="T1">*{</text:span></text:p>
      <text:p text:style-name="P66"><text:span text:style-name="T1"><text:tab/><text:tab/><text:tab/>margin: 0px;</text:span></text:p>
      <text:p text:style-name="P66"><text:span text:style-name="T1"><text:tab/><text:tab/><text:tab/>padding: 0px;</text:span></text:p>
      <text:p text:style-name="P66"><text:span text:style-name="T1"><text:tab/><text:tab/>}</text:span></text:p>
      <text:p text:style-name="P66"><text:span text:style-name="T1"/></text:p>
      <text:p text:style-name="P66"><text:span text:style-name="T1"><text:tab/></text:span><text:span text:style-name="T47">0px means 0 pixels. This will make there be no padding and no margins for EVERYTHING.</text:span></text:p>
      <text:p text:style-name="P66"><text:span text:style-name="T47"/></text:p>
      <text:p text:style-name="P66"><text:span text:style-name="T47"><text:tab/></text:span><text:span text:style-name="T92">So let’s go ahead and change the font to make it look prettier. Our first heading will be h1 (first header that shows up)</text:span></text:p>
      <text:p text:style-name="P66"><text:span text:style-name="T92"/></text:p>
      <text:p text:style-name="P66"><text:span text:style-name="T92"><text:tab/><text:tab/></text:span><text:span text:style-name="T25">h1{</text:span></text:p>
      <text:p text:style-name="P66"><text:span text:style-name="T25"><text:tab/><text:tab/><text:tab/>font: bold 20px Tahoma;</text:span></text:p>
      <text:p text:style-name="P66"><text:span text:style-name="T25"><text:tab/><text:tab/>}</text:span></text:p>
      <text:p text:style-name="P66"><text:span text:style-name="T25"/></text:p>
      <text:p text:style-name="P67"><text:span text:style-name="T25"><text:tab/><text:tab/>h</text:span><text:span text:style-name="T26">2</text:span><text:span text:style-name="T25">{</text:span></text:p>
      <text:p text:style-name="P67"><text:span text:style-name="T25"><text:tab/><text:tab/><text:tab/>font: bold </text:span><text:span text:style-name="T26">14</text:span><text:span text:style-name="T25">px Tahoma;</text:span></text:p>
      <text:p text:style-name="P67"><text:span text:style-name="T25"><text:tab/><text:tab/>}</text:span></text:p>
      <text:p text:style-name="P66"><text:span text:style-name="T25"/></text:p>
      <text:p text:style-name="P66"><text:span text:style-name="T25"><text:tab/></text:span><text:span text:style-name="T93">That’s an example of some font-formatting there. </text:span><text:span text:style-name="T94">Bold 20px Tahoma font! </text:span><text:span text:style-name="T95">Order is font WEIGHT, then SIZE, then HEAD</text:span></text:p>
      <text:p text:style-name="P66"><text:span text:style-name="T94"/></text:p>
      <text:p text:style-name="P66"><text:span text:style-name="T94"><text:tab/></text:span><text:span text:style-name="T96">We need to make sure, for all browsers, that our html tags will be read <text:s/>correctly.</text:span></text:p>
      <text:p text:style-name="P66"><text:span text:style-name="T96"/></text:p>
      <text:p text:style-name="P68"><text:span text:style-name="T96"><text:tab/><text:tab/></text:span><text:span text:style-name="T27">header, section, footer, aside, nav, article, hgroup {</text:span></text:p>
      <text:p text:style-name="P68"><text:span text:style-name="T27"><text:tab/><text:tab/><text:tab/>display:block;</text:span></text:p>
      <text:p text:style-name="P68"><text:span text:style-name="T27"><text:tab/><text:tab/>}</text:span></text:p>
      <text:p text:style-name="P68"><text:span text:style-name="T27"/></text:p>
      <text:p text:style-name="P68"><text:span text:style-name="T27"><text:tab/></text:span><text:span text:style-name="T96">This makes all of those tags BLOCK-LEVEL elements (in case our browsers don’t handle html5 correclty.</text:span></text:p>
      <text:p text:style-name="P68"><text:span text:style-name="T96"/></text:p>
      <text:p text:style-name="P68"><text:span text:style-name="T96"><text:tab/>Now onto the body.</text:span></text:p>
      <text:p text:style-name="P68"><text:span text:style-name="T96"/></text:p>
      <text:p text:style-name="P68"><text:span text:style-name="T96"><text:tab/><text:tab/></text:span><text:span text:style-name="T27">body{</text:span></text:p>
      <text:p text:style-name="P68"><text:span text:style-name="T27"><text:tab/><text:tab/><text:tab/>text-align:center;</text:span></text:p>
      <text:p text:style-name="P68"><text:span text:style-name="T27"><text:tab/><text:tab/>}</text:span></text:p>
      <text:p text:style-name="P68"><text:span text:style-name="T27"/></text:p>
      <text:p text:style-name="P68"><text:span text:style-name="T27"><text:tab/></text:span><text:span text:style-name="T97">This will get everything in the body aligned to the center. </text:span><text:span text:style-name="T98">Wow it worked perfectly! Now that we’ve got all of this worked out we can start making the site look really good.</text:span></text:p>
      <text:p text:style-name="P68"><text:span text:style-name="T98"/></text:p>
      <text:p text:style-name="P68"><text:soft-page-break/><text:span text:style-name="T98"/></text:p>
      <text:p text:style-name="P69"><text:span text:style-name="T46">S</text:span><text:span text:style-name="T38">tyling the Navigation Menu:</text:span></text:p>
      <text:p text:style-name="P69"><text:span text:style-name="T38"/></text:p>
      <text:p text:style-name="P69"><text:span text:style-name="T38"><text:tab/></text:span><text:span text:style-name="T47">The website is starting to look better but I don’t think we’ll be getting any web design jobs with this in our resume.</text:span></text:p>
      <text:p text:style-name="P69"><text:span text:style-name="T47"><text:tab/>Let’s tackle the big-wrapper in the main div we added.</text:span></text:p>
      <text:p text:style-name="P69"><text:span text:style-name="T47"/></text:p>
      <text:p text:style-name="P69"><text:span text:style-name="T47"><text:tab/><text:tab/></text:span><text:span text:style-name="T1">#big_wrapper{</text:span></text:p>
      <text:p text:style-name="P69"><text:span text:style-name="T1"><text:tab/><text:tab/><text:tab/>border: 1px solid black;</text:span></text:p>
      <text:p text:style-name="P69"><text:span text:style-name="T1"><text:tab/><text:tab/><text:tab/>width: 1000px;</text:span></text:p>
      <text:p text:style-name="P69"><text:span text:style-name="T1"><text:tab/><text:tab/><text:tab/></text:span><text:span text:style-name="T28">margin: 20px auto;</text:span></text:p>
      <text:p text:style-name="P69"><text:span text:style-name="T1"><text:tab/><text:tab/>}</text:span></text:p>
      <text:p text:style-name="P69"><text:span text:style-name="T1"/></text:p>
      <text:p text:style-name="P69"><text:span text:style-name="T1"><text:tab/></text:span><text:span text:style-name="T47">Nice the bottom of the page has a border. Now our website isn’t the entire width of the browser right? We want it between 950 and 1000 pixels wide. Let’s do 1000. </text:span><text:span text:style-name="T99">Now we’ll see the borders in both directions. We’ll also set a margin (how much space between our website to the top of the browser as it looks weird if it’s just there at the top). </text:span><text:span text:style-name="T100">The “auto” just tells it to figure out the sides.</text:span></text:p>
      <text:p text:style-name="P69"><text:span text:style-name="T99"/></text:p>
      <text:p text:style-name="P69"><text:span text:style-name="T99"><text:tab/></text:span><text:span text:style-name="T100">NICE! Now it’s in a box on its own. </text:span><text:span text:style-name="T101">Our website is perfectly centered.</text:span></text:p>
      <text:p text:style-name="P69"><text:span text:style-name="T101"><text:tab/>Now let’s left-align the TEXT (box is still center aligned, ahaaa).</text:span></text:p>
      <text:p text:style-name="P69"><text:span text:style-name="T101"/></text:p>
      <text:p text:style-name="P69"><text:span text:style-name="T101"><text:tab/>Perfect seems to be working correctly. </text:span><text:span text:style-name="T102">Now let’s work in our links.</text:span></text:p>
      <text:p text:style-name="P69"><text:span text:style-name="T102"/></text:p>
      <text:p text:style-name="P69"><text:span text:style-name="T102"><text:tab/><text:tab/></text:span><text:span text:style-name="T29">#top_header{</text:span></text:p>
      <text:p text:style-name="P69"><text:span text:style-name="T29"><text:tab/><text:tab/><text:tab/>background: yellow;</text:span></text:p>
      <text:p text:style-name="P69"><text:span text:style-name="T29"><text:tab/><text:tab/><text:tab/>border: 1px solid blue;</text:span></text:p>
      <text:p text:style-name="P69"><text:span text:style-name="T29"><text:tab/><text:tab/><text:tab/>padding: 20px;</text:span></text:p>
      <text:p text:style-name="P69"><text:span text:style-name="T29"><text:tab/><text:tab/>}</text:span></text:p>
      <text:p text:style-name="P69"><text:span text:style-name="T29"/></text:p>
      <text:p text:style-name="P69"><text:span text:style-name="T29"><text:tab/></text:span><text:span text:style-name="T103">Works perfectly! There’s some color to our site. Now let’s work on our top_menu which we named as such in the tags!</text:span></text:p>
      <text:p text:style-name="P69"><text:span text:style-name="T103"/></text:p>
      <text:p text:style-name="P69"><text:span text:style-name="T103"><text:tab/><text:tab/></text:span><text:span text:style-name="T104">#top_menu{</text:span></text:p>
      <text:p text:style-name="P69"><text:span text:style-name="T104"><text:tab/><text:tab/><text:tab/>background: blue;</text:span></text:p>
      <text:p text:style-name="P69"><text:span text:style-name="T104"><text:tab/><text:tab/><text:tab/>color: white;</text:span></text:p>
      <text:p text:style-name="P69"><text:span text:style-name="T104"><text:tab/><text:tab/>}</text:span></text:p>
      <text:p text:style-name="P69"><text:span text:style-name="T104"/></text:p>
      <text:p text:style-name="P69"><text:span text:style-name="T104"><text:tab/></text:span><text:span text:style-name="T105">Our list items look absolutely terrible. If you remember though, in our top menu we have an unordered list &lt;ul&gt; with list items &lt;li&gt;.so to access these (&lt;li&gt;) in the CSS we can do:</text:span></text:p>
      <text:p text:style-name="P69"><text:span text:style-name="T105"/></text:p>
      <text:p text:style-name="P69"><text:span text:style-name="T105"><text:tab/><text:tab/></text:span><text:span text:style-name="T30">#top_menu li {</text:span></text:p>
      <text:p text:style-name="P69"><text:span text:style-name="T30"><text:tab/><text:tab/><text:tab/></text:span><text:span text:style-name="T31">display: in</text:span><text:span text:style-name="T32">line-</text:span><text:span text:style-name="T31">block;</text:span></text:p>
      <text:p text:style-name="P69"><text:span text:style-name="T31"><text:tab/><text:tab/><text:tab/></text:span><text:span text:style-name="T32">list-style: none;</text:span></text:p>
      <text:p text:style-name="P69"><text:span text:style-name="T32"><text:tab/><text:tab/><text:tab/></text:span><text:span text:style-name="T33">padding: 5px;</text:span></text:p>
      <text:p text:style-name="P69"><text:span text:style-name="T33"><text:tab/><text:tab/><text:tab/>font: bold 14px Tahoma;</text:span></text:p>
      <text:p text:style-name="P69"><text:span text:style-name="T30"><text:tab/><text:tab/>}</text:span></text:p>
      <text:p text:style-name="P69"><text:span text:style-name="T30"/></text:p>
      <text:p text:style-name="P69"><text:span text:style-name="T30"><text:tab/></text:span><text:span text:style-name="T106">List-style none will disable all of the styling they gave to lists.</text:span></text:p>
      <text:p text:style-name="P69"><text:span text:style-name="T106"><text:tab/>Display </text:span><text:span text:style-name="T107">inline-block will make the list in a single line and it will be treated as a single block.</text:span></text:p>
      <text:p text:style-name="P69"><text:soft-page-break/><text:span text:style-name="T107"><text:tab/>Padding will creating some padding for the list itself.</text:span></text:p>
      <text:p text:style-name="P69"><text:span text:style-name="T107"><text:tab/>Font is just font.</text:span></text:p>
      <text:p text:style-name="P69"><text:span text:style-name="T107"><text:tab/></text:span><text:span text:style-name="T108">Next tutorials we’ll start making things look better but this was a good demonstration of the power of C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1T20:33:14.529406222</meta:creation-date>
    <dc:date>2018-04-02T20:30:42.745540999</dc:date>
    <meta:editing-duration>PT2H52M38S</meta:editing-duration>
    <meta:editing-cycles>82</meta:editing-cycles>
    <meta:generator>LibreOffice/6.0.2.1.0$Linux_X86_64 LibreOffice_project/00m0$Build-1</meta:generator>
    <meta:document-statistic meta:table-count="0" meta:image-count="0" meta:object-count="0" meta:page-count="10" meta:paragraph-count="244" meta:word-count="2360" meta:character-count="13770" meta:non-whitespace-character-count="11286"/>
  </office:meta>
</office:document-meta>
</file>